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reidafjodur">
            <text:p>Breidafjodur</text:p>
          </table:table-cell>
          <table:table-cell office:value-type="string" office:value="radiocarbon">
            <text:p>radiocarbon</text:p>
          </table:table-cell>
          <table:table-cell office:value-type="string" office:value="Poz-43545">
            <text:p>Poz-43545</text:p>
          </table:table-cell>
          <table:table-cell office:value-type="float" office:value="65.045">
            <text:p>65.045</text:p>
          </table:table-cell>
          <table:table-cell office:value-type="float" office:value="-22.727">
            <text:p>-22.727</text:p>
          </table:table-cell>
          <table:table-cell office:value-type="float" office:value="6240.0">
            <text:p>6240.0</text:p>
          </table:table-cell>
          <table:table-cell office:value-type="float" office:value="40.0">
            <text:p>40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erEtal2015">
            <text:p>BraderEtal2015</text:p>
          </table:table-cell>
        </table:table-row>
        <table:table-row>
          <table:table-cell office:value-type="string" office:value="Breidafjodur">
            <text:p>Breidafjodur</text:p>
          </table:table-cell>
          <table:table-cell office:value-type="string" office:value="radiocarbon">
            <text:p>radiocarbon</text:p>
          </table:table-cell>
          <table:table-cell office:value-type="string" office:value="GU-14474">
            <text:p>GU-14474</text:p>
          </table:table-cell>
          <table:table-cell office:value-type="float" office:value="65.454">
            <text:p>65.454</text:p>
          </table:table-cell>
          <table:table-cell office:value-type="float" office:value="-22.28">
            <text:p>-22.28</text:p>
          </table:table-cell>
          <table:table-cell office:value-type="float" office:value="2375.0">
            <text:p>2375.0</text:p>
          </table:table-cell>
          <table:table-cell office:value-type="float" office:value="35.0">
            <text:p>35.0</text:p>
          </table:table-cell>
          <table:table-cell office:value-type="string" office:value="bulk organic material">
            <text:p>bulk organic materi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loydEtal2009">
            <text:p>LloydEtal2009</text:p>
          </table:table-cell>
        </table:table-row>
        <table:table-row>
          <table:table-cell office:value-type="string" office:value="Breidafjodur">
            <text:p>Breidafjodur</text:p>
          </table:table-cell>
          <table:table-cell office:value-type="string" office:value="radiocarbon">
            <text:p>radiocarbon</text:p>
          </table:table-cell>
          <table:table-cell office:value-type="string" office:value="GU-14335">
            <text:p>GU-14335</text:p>
          </table:table-cell>
          <table:table-cell office:value-type="float" office:value="65.53">
            <text:p>65.53</text:p>
          </table:table-cell>
          <table:table-cell office:value-type="float" office:value="-22.077">
            <text:p>-22.077</text:p>
          </table:table-cell>
          <table:table-cell office:value-type="float" office:value="9975.0">
            <text:p>9975.0</text:p>
          </table:table-cell>
          <table:table-cell office:value-type="float" office:value="45.0">
            <text:p>45.0</text:p>
          </table:table-cell>
          <table:table-cell office:value-type="string" office:value="bulk organic material">
            <text:p>bulk organic materi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9.1">
            <text:p>39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loydEtal2009">
            <text:p>LloydEtal2009</text:p>
          </table:table-cell>
        </table:table-row>
        <table:table-row>
          <table:table-cell office:value-type="string" office:value="Breidafjodur">
            <text:p>Breidafjodur</text:p>
          </table:table-cell>
          <table:table-cell office:value-type="string" office:value="radiocarbon">
            <text:p>radiocarbon</text:p>
          </table:table-cell>
          <table:table-cell office:value-type="string" office:value="Poz-15682">
            <text:p>Poz-15682</text:p>
          </table:table-cell>
          <table:table-cell office:value-type="float" office:value="65.53">
            <text:p>65.53</text:p>
          </table:table-cell>
          <table:table-cell office:value-type="float" office:value="-22.077">
            <text:p>-22.077</text:p>
          </table:table-cell>
          <table:table-cell office:value-type="float" office:value="9670.0">
            <text:p>9670.0</text:p>
          </table:table-cell>
          <table:table-cell office:value-type="float" office:value="60.0">
            <text:p>60.0</text:p>
          </table:table-cell>
          <table:table-cell office:value-type="string" office:value="bulk organic material">
            <text:p>bulk organic materi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8.6">
            <text:p>38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loydEtal2009">
            <text:p>LloydEtal2009</text:p>
          </table:table-cell>
        </table:table-row>
        <table:table-row>
          <table:table-cell office:value-type="string" office:value="Breidafjodur">
            <text:p>Breidafjodur</text:p>
          </table:table-cell>
          <table:table-cell office:value-type="string" office:value="radiocarbon">
            <text:p>radiocarbon</text:p>
          </table:table-cell>
          <table:table-cell office:value-type="string" office:value="Poz-15684">
            <text:p>Poz-15684</text:p>
          </table:table-cell>
          <table:table-cell office:value-type="float" office:value="65.551">
            <text:p>65.551</text:p>
          </table:table-cell>
          <table:table-cell office:value-type="float" office:value="-22.105">
            <text:p>-22.105</text:p>
          </table:table-cell>
          <table:table-cell office:value-type="float" office:value="11400.0">
            <text:p>11400.0</text:p>
          </table:table-cell>
          <table:table-cell office:value-type="float" office:value="90.0">
            <text:p>90.0</text:p>
          </table:table-cell>
          <table:table-cell office:value-type="string" office:value="bulk organic material">
            <text:p>bulk organic materi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9.1">
            <text:p>49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loydEtal2009">
            <text:p>LloydEtal2009</text:p>
          </table:table-cell>
        </table:table-row>
        <table:table-row>
          <table:table-cell office:value-type="string" office:value="Breidafjodur">
            <text:p>Breidafjodur</text:p>
          </table:table-cell>
          <table:table-cell office:value-type="string" office:value="radiocarbon">
            <text:p>radiocarbon</text:p>
          </table:table-cell>
          <table:table-cell office:value-type="string" office:value="Hafrafellsvatn-01">
            <text:p>Hafrafellsvatn-01</text:p>
          </table:table-cell>
          <table:table-cell office:value-type="float" office:value="65.505">
            <text:p>65.505</text:p>
          </table:table-cell>
          <table:table-cell office:value-type="float" office:value="-22.046">
            <text:p>-22.046</text:p>
          </table:table-cell>
          <table:table-cell office:value-type="float" office:value="9030.0">
            <text:p>9030.0</text:p>
          </table:table-cell>
          <table:table-cell office:value-type="float" office:value="110.0">
            <text:p>110.0</text:p>
          </table:table-cell>
          <table:table-cell office:value-type="string" office:value="Saksunarvatn tephra bracketing peat ages">
            <text:p>Saksunarvatn tephra bracketing peat age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2.2">
            <text:p>22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IngolfssonEtal1995,LloydEtal2009">
            <text:p>IngolfssonEtal1995,LloydEtal2009</text:p>
          </table:table-cell>
        </table:table-row>
        <table:table-row>
          <table:table-cell office:value-type="string" office:value="Breidafjodur">
            <text:p>Breidafjodur</text:p>
          </table:table-cell>
          <table:table-cell office:value-type="string" office:value="radiocarbon">
            <text:p>radiocarbon</text:p>
          </table:table-cell>
          <table:table-cell office:value-type="string" office:value="Poz-43546">
            <text:p>Poz-43546</text:p>
          </table:table-cell>
          <table:table-cell office:value-type="float" office:value="65.059">
            <text:p>65.059</text:p>
          </table:table-cell>
          <table:table-cell office:value-type="float" office:value="-22.712">
            <text:p>-22.712</text:p>
          </table:table-cell>
          <table:table-cell office:value-type="float" office:value="9710.0">
            <text:p>9710.0</text:p>
          </table:table-cell>
          <table:table-cell office:value-type="float" office:value="60.0">
            <text:p>60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">
            <text:p>3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erEtal2015">
            <text:p>BraderEtal2015</text:p>
          </table:table-cell>
        </table:table-row>
        <table:table-row>
          <table:table-cell office:value-type="string" office:value="Breidafjodur">
            <text:p>Breidafjodur</text:p>
          </table:table-cell>
          <table:table-cell office:value-type="string" office:value="radiocarbon">
            <text:p>radiocarbon</text:p>
          </table:table-cell>
          <table:table-cell office:value-type="string" office:value="Poz-43547">
            <text:p>Poz-43547</text:p>
          </table:table-cell>
          <table:table-cell office:value-type="float" office:value="65.005">
            <text:p>65.005</text:p>
          </table:table-cell>
          <table:table-cell office:value-type="float" office:value="-22.718">
            <text:p>-22.718</text:p>
          </table:table-cell>
          <table:table-cell office:value-type="float" office:value="10670.0">
            <text:p>10670.0</text:p>
          </table:table-cell>
          <table:table-cell office:value-type="float" office:value="60.0">
            <text:p>60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.1">
            <text:p>14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erEtal2015">
            <text:p>BraderEtal2015</text:p>
          </table:table-cell>
        </table:table-row>
        <table:table-row>
          <table:table-cell office:value-type="string" office:value="Breidafjodur">
            <text:p>Breidafjodur</text:p>
          </table:table-cell>
          <table:table-cell office:value-type="string" office:value="radiocarbon">
            <text:p>radiocarbon</text:p>
          </table:table-cell>
          <table:table-cell office:value-type="string" office:value="Estimated">
            <text:p>Estimated</text:p>
          </table:table-cell>
          <table:table-cell office:value-type="float" office:value="65.54">
            <text:p>65.54</text:p>
          </table:table-cell>
          <table:table-cell office:value-type="float" office:value="-22.092">
            <text:p>-22.092</text:p>
          </table:table-cell>
          <table:table-cell office:value-type="float" office:value="12185.0">
            <text:p>12185.0</text:p>
          </table:table-cell>
          <table:table-cell office:value-type="float" office:value="100.0">
            <text:p>100.0</text:p>
          </table:table-cell>
          <table:table-cell office:value-type="string" office:value="bulk organic material">
            <text:p>bulk organic materi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7.1">
            <text:p>77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loydEtal2009">
            <text:p>LloydEtal2009</text:p>
          </table:table-cell>
        </table:table-row>
        <table:table-row>
          <table:table-cell office:value-type="string" office:value="Breidafjodur">
            <text:p>Breidafjodur</text:p>
          </table:table-cell>
          <table:table-cell office:value-type="string" office:value="radiocarbon">
            <text:p>radiocarbon</text:p>
          </table:table-cell>
          <table:table-cell office:value-type="string" office:value="GU-13956">
            <text:p>GU-13956</text:p>
          </table:table-cell>
          <table:table-cell office:value-type="float" office:value="65.543">
            <text:p>65.543</text:p>
          </table:table-cell>
          <table:table-cell office:value-type="float" office:value="-22.085">
            <text:p>-22.085</text:p>
          </table:table-cell>
          <table:table-cell office:value-type="float" office:value="10500.0">
            <text:p>10500.0</text:p>
          </table:table-cell>
          <table:table-cell office:value-type="float" office:value="45.0">
            <text:p>45.0</text:p>
          </table:table-cell>
          <table:table-cell office:value-type="string" office:value="bulk organic material">
            <text:p>bulk organic materi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1.6">
            <text:p>91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loydEtal2009">
            <text:p>LloydEtal2009</text:p>
          </table:table-cell>
        </table:table-row>
        <table:table-row>
          <table:table-cell office:value-type="string" office:value="Breidafjodur">
            <text:p>Breidafjodur</text:p>
          </table:table-cell>
          <table:table-cell office:value-type="string" office:value="radiocarbon">
            <text:p>radiocarbon</text:p>
          </table:table-cell>
          <table:table-cell office:value-type="string" office:value="Poz-15683">
            <text:p>Poz-15683</text:p>
          </table:table-cell>
          <table:table-cell office:value-type="float" office:value="65.444">
            <text:p>65.444</text:p>
          </table:table-cell>
          <table:table-cell office:value-type="float" office:value="-22.225">
            <text:p>-22.225</text:p>
          </table:table-cell>
          <table:table-cell office:value-type="float" office:value="3135.0">
            <text:p>3135.0</text:p>
          </table:table-cell>
          <table:table-cell office:value-type="float" office:value="35.0">
            <text:p>35.0</text:p>
          </table:table-cell>
          <table:table-cell office:value-type="string" office:value="bulk organic material">
            <text:p>bulk organic materi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loydEtal2009">
            <text:p>LloydEtal2009</text:p>
          </table:table-cell>
        </table:table-row>
        <table:table-row>
          <table:table-cell office:value-type="string" office:value="Breidafjodur">
            <text:p>Breidafjodur</text:p>
          </table:table-cell>
          <table:table-cell office:value-type="string" office:value="radiocarbon">
            <text:p>radiocarbon</text:p>
          </table:table-cell>
          <table:table-cell office:value-type="string" office:value="SUERC-47981">
            <text:p>SUERC-47981</text:p>
          </table:table-cell>
          <table:table-cell office:value-type="float" office:value="65.039">
            <text:p>65.039</text:p>
          </table:table-cell>
          <table:table-cell office:value-type="float" office:value="-22.74">
            <text:p>-22.74</text:p>
          </table:table-cell>
          <table:table-cell office:value-type="float" office:value="9914.0">
            <text:p>9914.0</text:p>
          </table:table-cell>
          <table:table-cell office:value-type="float" office:value="42.0">
            <text:p>42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0.6">
            <text:p>10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erEtal2015">
            <text:p>BraderEtal2015</text:p>
          </table:table-cell>
        </table:table-row>
        <table:table-row>
          <table:table-cell office:value-type="string" office:value="Breidafjodur">
            <text:p>Breidafjodur</text:p>
          </table:table-cell>
          <table:table-cell office:value-type="string" office:value="radiocarbon">
            <text:p>radiocarbon</text:p>
          </table:table-cell>
          <table:table-cell office:value-type="string" office:value="SUERC-47976">
            <text:p>SUERC-47976</text:p>
          </table:table-cell>
          <table:table-cell office:value-type="float" office:value="65.045">
            <text:p>65.045</text:p>
          </table:table-cell>
          <table:table-cell office:value-type="float" office:value="-22.727">
            <text:p>-22.727</text:p>
          </table:table-cell>
          <table:table-cell office:value-type="float" office:value="8931.0">
            <text:p>8931.0</text:p>
          </table:table-cell>
          <table:table-cell office:value-type="float" office:value="39.0">
            <text:p>39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erEtal2015">
            <text:p>BraderEtal2015</text:p>
          </table:table-cell>
        </table:table-row>
        <table:table-row>
          <table:table-cell office:value-type="string" office:value="Breidafjodur">
            <text:p>Breidafjodur</text:p>
          </table:table-cell>
          <table:table-cell office:value-type="string" office:value="radiocarbon">
            <text:p>radiocarbon</text:p>
          </table:table-cell>
          <table:table-cell office:value-type="string" office:value="SUERC-47977">
            <text:p>SUERC-47977</text:p>
          </table:table-cell>
          <table:table-cell office:value-type="float" office:value="65.047">
            <text:p>65.047</text:p>
          </table:table-cell>
          <table:table-cell office:value-type="float" office:value="-22.786">
            <text:p>-22.786</text:p>
          </table:table-cell>
          <table:table-cell office:value-type="float" office:value="9973.0">
            <text:p>9973.0</text:p>
          </table:table-cell>
          <table:table-cell office:value-type="float" office:value="44.0">
            <text:p>44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6">
            <text:p>2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erEtal2015">
            <text:p>BraderEtal2015</text:p>
          </table:table-cell>
        </table:table-row>
        <table:table-row>
          <table:table-cell office:value-type="string" office:value="Breidafjodur">
            <text:p>Breidafjodur</text:p>
          </table:table-cell>
          <table:table-cell office:value-type="string" office:value="radiocarbon">
            <text:p>radiocarbon</text:p>
          </table:table-cell>
          <table:table-cell office:value-type="string" office:value="SUERC-47983">
            <text:p>SUERC-47983</text:p>
          </table:table-cell>
          <table:table-cell office:value-type="float" office:value="65.018">
            <text:p>65.018</text:p>
          </table:table-cell>
          <table:table-cell office:value-type="float" office:value="-22.696">
            <text:p>-22.696</text:p>
          </table:table-cell>
          <table:table-cell office:value-type="float" office:value="10455.0">
            <text:p>10455.0</text:p>
          </table:table-cell>
          <table:table-cell office:value-type="float" office:value="43.0">
            <text:p>43.0</text:p>
          </table:table-cell>
          <table:table-cell office:value-type="string" office:value="bulk organic sediment">
            <text:p>bulk 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8">
            <text:p>6.8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raderEtal2015">
            <text:p>BraderEtal20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